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page"/>
      <style:text-properties officeooo:paragraph-rsid="00033dcd"/>
    </style:style>
    <style:style style:name="P2" style:family="paragraph" style:parent-style-name="Standard">
      <style:paragraph-properties fo:line-height="150%" fo:text-align="justify" style:justify-single-word="false" style:writing-mode="page"/>
      <style:text-properties officeooo:paragraph-rsid="000c3048"/>
    </style:style>
    <style:style style:name="P3" style:family="paragraph" style:parent-style-name="Standard">
      <style:paragraph-properties fo:line-height="150%" fo:text-align="justify" style:justify-single-word="false" style:writing-mode="page"/>
      <style:text-properties officeooo:paragraph-rsid="0016fc9e"/>
    </style:style>
    <style:style style:name="P4" style:family="paragraph" style:parent-style-name="Standard">
      <style:paragraph-properties fo:line-height="150%" fo:text-align="justify" style:justify-single-word="false" style:writing-mode="page"/>
      <style:text-properties style:use-window-font-color="true" style:font-name="Times" fo:font-size="12pt" fo:font-weight="normal" officeooo:paragraph-rsid="0017cf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style:use-window-font-color="true" style:font-name="Times" fo:font-size="12pt" fo:font-weight="normal" officeooo:paragraph-rsid="001e4b2a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 fo:text-align="justify" style:justify-single-word="false" style:writing-mode="page"/>
      <style:text-properties officeooo:paragraph-rsid="0028919a"/>
    </style:style>
    <style:style style:name="P7" style:family="paragraph" style:parent-style-name="Text_20_body">
      <style:paragraph-properties fo:line-height="150%" fo:text-align="justify" style:justify-single-word="false" style:writing-mode="page"/>
      <style:text-properties officeooo:paragraph-rsid="002d82d6"/>
    </style:style>
    <style:style style:name="P8" style:family="paragraph" style:parent-style-name="Text_20_body">
      <style:paragraph-properties fo:line-height="150%" fo:text-align="justify" style:justify-single-word="false" style:writing-mode="page"/>
      <style:text-properties style:font-name="Times" fo:font-size="12pt" officeooo:paragraph-rsid="002c2162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 style:writing-mode="page"/>
      <style:text-properties style:use-window-font-color="true" style:font-name="Times" fo:font-size="12pt" fo:font-weight="normal" officeooo:paragraph-rsid="0022c969" style:font-size-asian="12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line-height="150%" fo:text-align="justify" style:justify-single-word="false" style:page-number="auto" style:writing-mode="page"/>
      <style:text-properties officeooo:paragraph-rsid="00033dcd"/>
    </style:style>
    <style:style style:name="P11" style:family="paragraph" style:parent-style-name="Standard">
      <style:paragraph-properties fo:line-height="150%" fo:text-align="justify" style:justify-single-word="false" style:writing-mode="page"/>
      <style:text-properties style:use-window-font-color="true" style:font-name="Times" fo:font-size="12pt" fo:letter-spacing="normal" fo:font-weight="normal" officeooo:rsid="0000ab76" officeooo:paragraph-rsid="000c3048" style:letter-kerning="fals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 style:writing-mode="page"/>
      <style:text-properties style:use-window-font-color="true" style:font-name="Times" fo:font-size="12pt" fo:font-weight="normal" officeooo:paragraph-rsid="0017cf0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 style:writing-mode="page"/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1091cc" officeooo:paragraph-rsid="0016fc9e" style:letter-kerning="false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page"/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1521be" officeooo:paragraph-rsid="001e4b2a" style:letter-kerning="false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50%" fo:text-align="justify" style:justify-single-word="false" style:writing-mode="page"/>
      <style:text-properties officeooo:paragraph-rsid="003358a4"/>
    </style:style>
    <style:style style:name="P16" style:family="paragraph" style:parent-style-name="Text_20_body">
      <style:paragraph-properties fo:line-height="150%" fo:text-align="justify" style:justify-single-word="false" style:writing-mode="page"/>
      <style:text-properties officeooo:rsid="003caf90" officeooo:paragraph-rsid="003caf90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officeooo:rsid="0016fc9e" style:letter-kerning="false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officeooo:rsid="001091cc" style:letter-kerning="false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officeooo:rsid="00126b7d" style:letter-kerning="false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officeooo:rsid="0013f618" style:letter-kerning="fals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officeooo:rsid="0017cf0f" style:letter-kerning="fals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officeooo:rsid="001521be" style:letter-kerning="fals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officeooo:rsid="001a5eb3" style:letter-kerning="fals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officeooo:rsid="001be4cf" style:letter-kerning="fals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officeooo:rsid="001de332" style:letter-kerning="fals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officeooo:rsid="001e4b2a" style:letter-kerning="fals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officeooo:rsid="00212a4e" style:letter-kerning="fals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officeooo:rsid="0036b4aa" style:letter-kerning="fals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officeooo:rsid="0038e031" style:letter-kerning="false" style:text-blinking="false" fo:background-color="transparent" loext:char-shading-value="0"/>
    </style:style>
    <style:style style:name="T14" style:family="text">
      <style:text-properties fo:font-variant="normal" fo:text-transform="none" style:use-window-font-color="true" style:font-name="Times" fo:font-size="12pt" fo:letter-spacing="normal" fo:font-style="normal" fo:font-weight="normal" officeooo:rsid="000ba289" style:letter-kern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style:use-window-font-color="true" style:font-name="Times" fo:font-size="12pt" fo:letter-spacing="normal" fo:font-style="normal" fo:font-weight="normal" officeooo:rsid="0000ab76" style:letter-kern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Times" fo:font-size="12pt" fo:letter-spacing="normal" fo:font-style="normal" fo:font-weight="normal" officeooo:rsid="000ba289" style:letter-kerning="false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use-window-font-color="true" style:font-name="Times" fo:font-size="12pt" fo:letter-spacing="normal" fo:font-style="normal" fo:font-weight="normal" officeooo:rsid="0009c509" style:letter-kern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font-name="Times" fo:font-size="12pt" fo:letter-spacing="normal" fo:font-style="normal" fo:font-weight="normal" officeooo:rsid="000e3a8e" style:letter-kern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style:font-name="Times" fo:font-size="12pt" fo:letter-spacing="normal" fo:font-style="normal" fo:font-weight="normal" officeooo:rsid="000f4c35" style:letter-kern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style:font-name="Times" fo:font-size="12pt" fo:letter-spacing="normal" fo:font-style="normal" fo:font-weight="normal" officeooo:rsid="0010042f" style:letter-kern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use-window-font-color="true" style:font-name="Times" fo:font-size="12pt" fo:letter-spacing="normal" fo:font-style="normal" fo:font-weight="normal" officeooo:rsid="001091cc" style:letter-kerning="false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use-window-font-color="true" style:font-name="Times" fo:font-size="12pt" fo:letter-spacing="normal" fo:font-style="normal" fo:font-weight="normal" officeooo:rsid="0000ab76" style:letter-kerning="fals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style:font-name="Times" fo:font-size="12pt" fo:letter-spacing="normal" fo:font-style="normal" fo:font-weight="normal" officeooo:rsid="0000ab76" style:letter-kern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style:use-window-font-color="true" style:font-name="Times" fo:font-size="12pt" fo:letter-spacing="normal" fo:font-style="normal" fo:font-weight="normal" officeooo:rsid="00033dcd" style:letter-kerning="fals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style:use-window-font-color="true" style:font-name="Times" fo:font-size="12pt" fo:letter-spacing="normal" fo:font-style="normal" fo:font-weight="normal" officeooo:rsid="00033dcd" style:letter-kern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style:use-window-font-color="true" style:font-name="Times" fo:font-size="12pt" fo:letter-spacing="normal" fo:font-style="normal" fo:font-weight="normal" officeooo:rsid="0005558c" style:letter-kern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style:use-window-font-color="true" style:font-name="Times" fo:font-size="12pt" fo:letter-spacing="normal" fo:font-style="normal" fo:font-weight="normal" officeooo:rsid="000691e7" style:letter-kern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style:use-window-font-color="true" style:font-name="Times" fo:font-size="12pt" fo:letter-spacing="normal" fo:font-style="normal" fo:font-weight="normal" officeooo:rsid="00084239" style:letter-kern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style:use-window-font-color="true" style:font-name="Times" fo:font-size="12pt" fo:letter-spacing="normal" fo:font-style="normal" fo:font-weight="normal" officeooo:rsid="0034c4d3" style:letter-kern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style:font-name="Times" fo:font-size="12pt" fo:letter-spacing="normal" fo:font-style="normal" fo:font-weight="normal" officeooo:rsid="0034c4d3" style:letter-kern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style:use-window-font-color="true" style:font-name="Times" fo:font-size="12pt" fo:letter-spacing="normal" fo:font-style="normal" fo:font-weight="normal" officeooo:rsid="0000ab76" style:letter-kerning="false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use-window-font-color="true" style:font-name="Times" fo:font-size="12pt" fo:letter-spacing="normal" fo:font-style="normal" fo:font-weight="normal" officeooo:rsid="0027214d" style:letter-kerning="false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use-window-font-color="true" style:font-name="Times" fo:font-size="12pt" fo:letter-spacing="normal" fo:font-style="normal" fo:font-weight="normal" officeooo:rsid="002646ef" style:letter-kerning="false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use-window-font-color="true" style:font-name="Times" fo:font-size="12pt" fo:letter-spacing="normal" fo:font-style="normal" fo:font-weight="normal" officeooo:rsid="0028919a" style:letter-kerning="false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use-window-font-color="true" style:font-name="Times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style:font-name="Times" fo:font-size="12pt" fo:letter-spacing="normal" fo:font-style="normal" fo:font-weight="normal" officeooo:rsid="0028919a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use-window-font-color="true" style:font-name="Times" fo:font-size="12pt" fo:letter-spacing="normal" fo:font-style="normal" fo:font-weight="normal" officeooo:rsid="002a5ebf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00ab76" style:letter-kerning="false" style:text-blinking="false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09c509" style:letter-kerning="false" style:text-blinking="false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13f618" style:letter-kerning="false" style:text-blinking="false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1091cc" style:letter-kerning="false" style:text-blinking="false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36b4aa" style:letter-kerning="false" style:text-blinking="false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27214d" style:letter-kerning="false" style:text-blinking="false" fo:background-color="#ffffff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2c2162" style:letter-kerning="false" style:text-blinking="false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2d3a50" style:letter-kerning="false" style:text-blinking="false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2d82d6" style:letter-kerning="false" style:text-blinking="false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2df99f" style:letter-kerning="false" style:text-blinking="false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2e79ef" style:letter-kerning="false" style:text-blinking="false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300665" style:letter-kerning="false" style:text-blinking="false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38e031" style:letter-kerning="false" style:text-blinking="false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1091cc" style:letter-kerning="false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fo:font-weight="normal" officeooo:rsid="0013f618" style:letter-kern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Times" fo:font-size="12pt" fo:letter-spacing="normal" fo:font-style="normal" style:text-underline-style="none" officeooo:rsid="002c2162" style:letter-kerning="false" style:text-blinking="false" style:font-size-asian="12pt" style:font-size-complex="12pt"/>
    </style:style>
    <style:style style:name="T54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00ab76" style:letter-kerning="false" style:text-blinking="false" style:font-weight-asian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2ac214" style:letter-kerning="false" style:text-blinking="false" style:font-weight-asian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2c2162" style:letter-kerning="false" style:text-blinking="false" style:font-weight-asian="normal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38e031" style:letter-kerning="false" style:text-blinking="false" style:font-weight-asian="normal" style:font-weight-complex="normal"/>
    </style:style>
    <style:style style:name="T58" style:family="text">
      <style:text-properties fo:font-variant="normal" fo:text-transform="none" style:use-window-font-color="true" fo:letter-spacing="normal" fo:font-style="normal" fo:font-weight="normal" officeooo:rsid="002ac214" style:letter-kerning="false" style:font-weight-asian="normal" style:font-weight-complex="normal"/>
    </style:style>
    <style:style style:name="T59" style:family="text">
      <style:text-properties fo:font-variant="normal" fo:text-transform="none" style:use-window-font-color="true" fo:letter-spacing="normal" fo:font-style="normal" fo:font-weight="normal" officeooo:rsid="0000ab76" style:letter-kerning="false" style:font-weight-asian="normal" style:font-weight-complex="normal"/>
    </style:style>
    <style:style style:name="T60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61" style:family="text">
      <style:text-properties fo:font-variant="normal" fo:text-transform="none" style:use-window-font-color="true" fo:letter-spacing="normal" fo:font-style="normal" fo:font-weight="normal" officeooo:rsid="002ac214" style:font-weight-asian="normal" style:font-weight-complex="normal"/>
    </style:style>
    <style:style style:name="T62" style:family="text">
      <style:text-properties fo:font-variant="normal" fo:text-transform="none" style:use-window-font-color="true" fo:letter-spacing="normal" fo:font-style="italic" fo:font-weight="normal" officeooo:rsid="0000ab76" style:letter-kerning="false" style:font-weight-asian="normal" style:font-weight-complex="normal"/>
    </style:style>
    <style:style style:name="T63" style:family="text">
      <style:text-properties fo:font-variant="normal" fo:text-transform="none" style:use-window-font-color="true" fo:letter-spacing="normal" fo:font-style="italic" fo:font-weight="normal" officeooo:rsid="002ac214" style:letter-kerning="false" style:font-weight-asian="normal" style:font-weight-complex="normal"/>
    </style:style>
    <style:style style:name="T64" style:family="text">
      <style:text-properties fo:font-variant="normal" fo:text-transform="none" style:use-window-font-color="true" fo:letter-spacing="normal" fo:font-style="italic" fo:font-weight="normal" style:font-weight-asian="normal" style:font-weight-complex="normal"/>
    </style:style>
    <style:style style:name="T65" style:family="text">
      <style:text-properties fo:font-variant="normal" fo:text-transform="none" fo:color="#222222" style:text-line-through-style="none" style:text-line-through-type="none" style:font-name="Times" fo:font-size="12pt" fo:letter-spacing="normal" fo:font-style="normal" style:text-underline-style="none" fo:font-weight="normal" officeooo:rsid="002d82d6" style:letter-kerning="false" style:text-blinking="false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222222" style:text-line-through-style="none" style:text-line-through-type="none" style:font-name="Times" fo:font-size="12pt" fo:letter-spacing="normal" fo:font-style="normal" style:text-underline-style="none" fo:font-weight="normal" officeooo:rsid="002df99f" style:letter-kerning="false" style:text-blinking="false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222222" style:text-line-through-style="none" style:text-line-through-type="none" style:font-name="Times" fo:font-size="12pt" fo:letter-spacing="normal" fo:font-style="normal" style:text-underline-style="none" fo:font-weight="normal" officeooo:rsid="00300665" style:letter-kerning="false" style:text-blinking="false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222222" style:text-line-through-style="none" style:text-line-through-type="none" style:font-name="Times" fo:font-size="12pt" fo:letter-spacing="normal" fo:font-style="normal" style:text-underline-style="none" fo:font-weight="normal" officeooo:rsid="00302b8f" style:letter-kerning="false" style:text-blinking="false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222222" style:text-line-through-style="none" style:text-line-through-type="none" style:font-name="Times" fo:font-size="12pt" fo:letter-spacing="normal" fo:font-style="normal" style:text-underline-style="none" fo:font-weight="normal" officeooo:rsid="003a010a" style:letter-kerning="false" style:text-blinking="false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253a44" style:font-name="Times" fo:font-size="12pt" fo:letter-spacing="normal" fo:font-style="normal" fo:font-weight="normal" style:letter-kerning="false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253a44" style:font-name="Times" fo:font-size="12pt" fo:letter-spacing="normal" fo:font-style="normal" fo:font-weight="normal" officeooo:rsid="00320b28" style:letter-kerning="false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253a44" style:font-name="Times" fo:font-size="12pt" fo:letter-spacing="normal" fo:font-style="normal" fo:font-weight="normal" officeooo:rsid="003358a4" style:letter-kerning="false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53a44" style:font-name="Times" fo:font-size="12pt" fo:letter-spacing="normal" fo:font-style="normal" fo:font-weight="normal" officeooo:rsid="003a010a" style:letter-kerning="false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253a44" style:text-line-through-style="none" style:text-line-through-type="none" style:font-name="Times" fo:font-size="12pt" fo:letter-spacing="normal" fo:font-style="normal" style:text-underline-style="none" fo:font-weight="normal" officeooo:rsid="002c2162" style:letter-kerning="false" style:text-blinking="false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253a44" style:text-line-through-style="none" style:text-line-through-type="none" style:font-name="Times" fo:font-size="12pt" fo:letter-spacing="normal" fo:font-style="normal" style:text-underline-style="none" fo:font-weight="normal" officeooo:rsid="00300665" style:letter-kerning="false" style:text-blinking="false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253a44" style:text-line-through-style="none" style:text-line-through-type="none" style:font-name="Times" fo:font-size="12pt" fo:letter-spacing="normal" fo:font-style="normal" style:text-underline-style="none" fo:font-weight="normal" officeooo:rsid="00302b8f" style:letter-kerning="false" style:text-blinking="false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253a44" style:text-line-through-style="none" style:text-line-through-type="none" style:font-name="Times" fo:font-size="12pt" fo:letter-spacing="normal" fo:font-style="normal" style:text-underline-style="none" officeooo:rsid="002c2162" style:letter-kerning="false" style:text-blinking="false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letter-spacing="normal" fo:font-style="normal"/>
    </style:style>
    <style:style style:name="T79" style:family="text">
      <style:text-properties fo:font-variant="normal" fo:text-transform="none" fo:letter-spacing="normal" fo:font-style="normal" officeooo:rsid="0017cf0f"/>
    </style:style>
    <style:style style:name="T80" style:family="text">
      <style:text-properties fo:font-variant="normal" fo:text-transform="none" fo:letter-spacing="normal" fo:font-style="normal" officeooo:rsid="00212a4e"/>
    </style:style>
    <style:style style:name="T81" style:family="text">
      <style:text-properties fo:font-variant="normal" fo:text-transform="none" fo:letter-spacing="normal" fo:font-style="normal" officeooo:rsid="0021ffe8"/>
    </style:style>
    <style:style style:name="T82" style:family="text">
      <style:text-properties fo:font-variant="normal" fo:text-transform="none" fo:letter-spacing="normal" fo:font-style="normal" officeooo:rsid="0022c969"/>
    </style:style>
    <style:style style:name="T83" style:family="text">
      <style:text-properties fo:font-variant="normal" fo:text-transform="none" fo:letter-spacing="normal" fo:font-style="normal" officeooo:rsid="002304c4"/>
    </style:style>
    <style:style style:name="T84" style:family="text">
      <style:text-properties fo:font-variant="normal" fo:text-transform="none" fo:letter-spacing="normal" fo:font-style="normal" officeooo:rsid="00241923"/>
    </style:style>
    <style:style style:name="T85" style:family="text">
      <style:text-properties fo:font-variant="normal" fo:text-transform="none" fo:letter-spacing="normal" fo:font-style="normal" officeooo:rsid="0025b826"/>
    </style:style>
    <style:style style:name="T86" style:family="text">
      <style:text-properties fo:font-variant="normal" fo:text-transform="none" fo:letter-spacing="normal" fo:font-style="normal" officeooo:rsid="0036b4aa"/>
    </style:style>
    <style:style style:name="T87" style:family="text">
      <style:text-properties fo:font-variant="normal" fo:text-transform="none" fo:letter-spacing="normal" fo:font-style="normal" officeooo:rsid="0038a4ba"/>
    </style:style>
    <style:style style:name="T88" style:family="text">
      <style:text-properties fo:font-variant="normal" fo:text-transform="none" fo:letter-spacing="normal" fo:font-style="normal" officeooo:rsid="003b5c8d"/>
    </style:style>
    <style:style style:name="T89" style:family="text">
      <style:text-properties style:use-window-font-color="true" style:font-name="Times" fo:font-size="12pt" fo:letter-spacing="normal" fo:font-style="normal" fo:font-weight="normal" officeooo:rsid="0000ab76" style:letter-kerning="false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use-window-font-color="true" style:font-name="Times" fo:font-size="12pt" fo:letter-spacing="normal" fo:font-style="normal" fo:font-weight="normal" officeooo:rsid="00015f7f" style:letter-kerning="false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use-window-font-color="true" style:font-name="Times" fo:font-size="12pt" fo:letter-spacing="normal" fo:font-style="normal" fo:font-weight="normal" officeooo:rsid="0003011e" style:letter-kerning="false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use-window-font-color="true" style:font-name="Times" fo:font-size="12pt" fo:letter-spacing="normal" fo:font-style="normal" fo:font-weight="normal" officeooo:rsid="0034c4d3" style:letter-kerning="false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9">O</text:span><text:span text:style-name="T90">s processos </text:span><text:span text:style-name="T91">de</text:span><text:span text:style-name="T90"> desenvolvimento d</text:span><text:span text:style-name="T91">e</text:span><text:span text:style-name="T90"> </text:span><text:span text:style-name="T92">software</text:span><text:span text:style-name="T90">s</text:span><text:span text:style-name="T22"> </text:span><text:span text:style-name="T29">d</text:span><text:span text:style-name="T22">o passado, </text:span><text:span text:style-name="T24">ocasionava</text:span><text:span text:style-name="T29">m</text:span><text:span text:style-name="T24"> </text:span><text:span text:style-name="T29">inúmeros problemas no</text:span><text:span text:style-name="T24"> projetos </text:span><text:span text:style-name="T29">e comprometia o tempo e o </text:span><text:span text:style-name="T24">orçamento</text:span><text:span text:style-name="T22">. </text:span><text:span text:style-name="T24">Nos</text:span><text:span text:style-name="Emphasis"><text:span text:style-name="T23"> estudos </text:span></text:span><text:span text:style-name="Emphasis"><text:span text:style-name="T25">de</text:span></text:span><text:span text:style-name="Emphasis"><text:span text:style-name="T23"> Pressman (1995), a engenharia de software surge em meio a crise de software, para a produção ganhar eficiência. <text:s text:c="3"/>A engenharia de software torna o desenvolvimento de software um processo organizado, planejado e padronizado. Este processo permite ver “qual” o problema e define “quem” faz “o que”, “quando” e “como” de modo a atingir o seu objetivo (PRESSMAN 1995). <text:s/></text:span></text:span></text:p>
      <text:p text:style-name="P1"><text:span text:style-name="Emphasis"><text:span text:style-name="T23"/></text:span></text:p>
      <text:p text:style-name="P2"><text:span text:style-name="Emphasis"><text:span text:style-name="T23">Em seu caráter mais básico o processo de desenvolvimento possui as atividades fundamentais como, Especificação </text:span></text:span><text:span text:style-name="Emphasis"><text:span text:style-name="T30">dos requisitos</text:span></text:span><text:span text:style-name="Emphasis"><text:span text:style-name="T23"> do software, </text:span></text:span><text:span text:style-name="Emphasis"><text:span text:style-name="T30">onde</text:span></text:span><text:span text:style-name="Emphasis"><text:span text:style-name="T23"> é preciso definir as funcionalidades e restrições do software; Validação, é necessário verificar se o software corresponde ao que o cliente desejava; Projeto e Implementação, nesta etapa é feita a implementação e testes do software de forma que cumpra suas especificações; e sua Evolução, as necessidades do cliente sempre muda então o software precisa evoluir de modo que estas necessidades sejam atendidas. </text:span></text:span><text:span text:style-name="Emphasis"><text:span text:style-name="T26">A primeira metodologia de desenvolvimento, também denominada de Modelo Classico </text:span></text:span><text:span text:style-name="Emphasis"><text:span text:style-name="T27">ou modelo em cascata é conhecida por dividir as etapas em fases, de forma que cada fase deve sair um documento de fechamento da fase, assinado pelo cliente, ciclo a ciclo e apenas no final do projeto algum produto era apresentado. </text:span></text:span><text:span text:style-name="Emphasis"><text:span text:style-name="T30">U</text:span></text:span><text:span text:style-name="Emphasis"><text:span text:style-name="T28">m problema clássico deste modelo é que se uma mudança em um requisito for proposta, provavelmente será obrigado a retornar a fase anterior e verificar e validar novamente os requisitos</text:span></text:span><text:span text:style-name="Emphasis"><text:span text:style-name="T27">. Esses modelos </text:span></text:span><text:span text:style-name="Emphasis"><text:span text:style-name="T23">tradicionai</text:span></text:span><text:span text:style-name="Emphasis"><text:span text:style-name="T27">s </text:span></text:span><text:span text:style-name="Emphasis"><text:span text:style-name="T28">são</text:span></text:span><text:span text:style-name="Emphasis"><text:span text:style-name="T23"> chamad</text:span></text:span><text:span text:style-name="Emphasis"><text:span text:style-name="T27">o</text:span></text:span><text:span text:style-name="Emphasis"><text:span text:style-name="T23">s de pesad</text:span></text:span><text:span text:style-name="Emphasis"><text:span text:style-name="T27">o</text:span></text:span><text:span text:style-name="Emphasis"><text:span text:style-name="T23">s ou orientad</text:span></text:span><text:span text:style-name="Emphasis"><text:span text:style-name="T27">os</text:span></text:span><text:span text:style-name="Emphasis"><text:span text:style-name="T23"> a documentação, </text:span></text:span><text:span text:style-name="Emphasis"><text:span text:style-name="T28">e geram certas frustrações por</text:span></text:span><text:span text:style-name="Emphasis"><text:span text:style-name="T23"> planeja</text:span></text:span><text:span text:style-name="Emphasis"><text:span text:style-name="T28">r</text:span></text:span><text:span text:style-name="Emphasis"><text:span text:style-name="T23"> e documenta</text:span></text:span><text:span text:style-name="Emphasis"><text:span text:style-name="T30">r</text:span></text:span><text:span text:style-name="Emphasis"><text:span text:style-name="T23"> antes de ser implementado. </text:span></text:span></text:p>
      <text:p text:style-name="P11"/>
      <text:p text:style-name="P3"><text:span text:style-name="Emphasis"><text:span text:style-name="T14">Nos anos 90 </text:span></text:span><text:span text:style-name="T15">começaram a surgir processos alternativos de desenvolvimento apelidados de “leves”, em resposta </text:span><text:span text:style-name="T16">aos</text:span><text:span text:style-name="T15"> considerados excessivamente lentos </text:span><text:span text:style-name="T16">e</text:span><text:span text:style-name="T15"> burocráticos. Diante dos desafios de um mundo corporativo, alta </text:span><text:a xlink:type="simple" xlink:href="https://www.projectbuilder.com.br/blog/a-importancia-da-tecnologia-para-acompanhar-tarefas-e-gerir-a-equipe/" office:target-frame-name="_blank" xlink:show="new" text:style-name="Internet_20_link" text:visited-style-name="Visited_20_Internet_20_Link">tecnologia</text:a><text:span text:style-name="T38"> </text:span><text:span text:style-name="T15">e competitividade, o desenvolvimento de produtos de software precisou </text:span><text:span text:style-name="T17">mudar o</text:span><text:span text:style-name="T15"> ritmo. </text:span><text:span text:style-name="T18">O conceito de Agile foi r</text:span><text:span text:style-name="T19">a</text:span><text:span text:style-name="T18">pidamente difundido entre especialistas, </text:span><text:span text:style-name="T19">o que </text:span><text:span text:style-name="T20">fez </text:span><text:span text:style-name="T21">frente</text:span><text:span text:style-name="T51"> </text:span><text:span text:style-name="T52">aos </text:span><text:a xlink:type="simple" xlink:href="https://www.projectbuilder.com.br/blog/metodologia-agil-e-tradicional-veja-como-aliar-as-duas-em-seus-projetos/" office:target-frame-name="_blank" xlink:show="new" text:style-name="Internet_20_link" text:visited-style-name="Visited_20_Internet_20_Link">modelos tradicionais de desenvolvimento</text:a><text:span text:style-name="T39">. </text:span><text:span text:style-name="T40">Tais </text:span><text:span text:style-name="T41">metodologias tem como principal</text:span><text:span text:style-name="T39"> objetivo reduzir o ciclo de desenvolvimento em semanas ou meses, </text:span><text:span text:style-name="T41">já que</text:span><text:span text:style-name="T39"> </text:span><text:span text:style-name="T42">n</text:span><text:span text:style-name="T39">os modelos “conservadores”, esse ciclo pode durar anos.</text:span><text:span text:style-name="T38"> </text:span><text:span text:style-name="T41">Em fevereiro de 2001 praticantes de métodos leves de desenvolvimento se reunir</text:span><text:span text:style-name="T42">am</text:span><text:span text:style-name="T41"> e deliberaram um documento chamado de Manifesto para Desenvolvimento Ágil de Software, ou só Manifesto Ágil. </text:span></text:p>
      <text:p text:style-name="P13"/>
      <text:p text:style-name="P4"><text:span text:style-name="T2">O Manifesto aborda </text:span><text:span text:style-name="T3">os</text:span><text:span text:style-name="T2"> valores </text:span><text:span text:style-name="T3">fundamentais do manifesto ágil que são, Indivíduos e interações (mais que processos e ferramentas), Software em funcionamento (mais que documentação abrangente), Colaboração com o cliente (mais que negociações de contratos), Responder a mudanças (mais que seguir planos),</text:span><text:span text:style-name="T2"> que todos os profissionais ali reunidos </text:span><text:span text:style-name="T12">con</text:span><text:span text:style-name="T2">cordaram em seguir e disseminar.</text:span><text:span text:style-name="T4"> </text:span><text:span text:style-name="T1">Esses quatro valores norteiam os 12 princípios base </text:span><text:soft-page-break/><text:span text:style-name="T1">como descrito: Maior prioridade é satisfazer o cliente com entregas contínuas; Mudanças nos requisitos são bem-vindas em qualquer fase; </text:span><text:span text:style-name="T5">Mudanças podem trazer vantagens competitivas para o cliente; Entregas frequentes de software funcionando em ciclos curtos (semanas ou poucos meses); Times mult</text:span><text:span text:style-name="T12">i</text:span><text:span text:style-name="T5">di</text:span><text:span text:style-name="T12">s</text:span><text:span text:style-name="T5">ciplinares onde cliente e equipe trabalhem diariamente em conjunto por todo o projeto; </text:span><text:span text:style-name="T78">Constr</text:span><text:span text:style-name="T88">u</text:span><text:span text:style-name="T86">ir</text:span><text:span text:style-name="T78"> projetos em torno de indivíduos motivados, </text:span><text:span text:style-name="T79">forneça</text:span><text:span text:style-name="T78"> a eles o ambiente e o suporte necessário e confie neles para fazer o trabalho; O método mais eficiente e eficaz de transmitir informações para e entre uma equipe é através de conversa face a face; Software funcionando é a medida primária de progresso; Os processos ágeis promovem desenvolvimento sustentável; Os patrocinadores, desenvolvedores e usuários devem ser capazes de manter um ritmo constante indefinidamente; Contínua atenção à excelência técnica e bom design aumenta a agilidade; Simplicidade a arte de maximizar a quantidade de trabalho não realizado é essencial; As melhores arquiteturas, requisitos e designs emergem de equipes auto-organizáveis; Em intervalos regulares, a equipe reflete sobre como se tornar mais eficaz e então refina e ajusta seu comportamento.</text:span></text:p>
      <text:p text:style-name="P4"><text:span text:style-name="T78"/></text:p>
      <text:p text:style-name="P5"><text:span text:style-name="T6">Entre os 17 participantes que assinaram o manifesto vários eram praticantes ou criadores dos métodos leves, que agora seriam conhecidos como Métodos Ágeis. </text:span><text:span text:style-name="T7">Alguns dos </text:span><text:span text:style-name="T8">signatários do manifesto</text:span><text:span text:style-name="T7"> </text:span><text:span text:style-name="T8">já praticavam suas metodologias, isso permitiu uma rápida e fácil propagação dos valores e princípios. Algumas das metodologias ágeis representadas na reunião eram,</text:span><text:span text:style-name="T6"> Scrum, Programação Extrema, Adaptive Software Development, entre outros. Uma coisa comum no mundo ágil é a capacidade de adaptação </text:span><text:span text:style-name="T1">e até mesmo remixagem entre algumas metodologias, de forma que uma pode complementar </text:span><text:span text:style-name="T9">a outra</text:span><text:span text:style-name="T1">. </text:span><text:span text:style-name="T10">Algumas metodologias são mais eficientes quando aplicadas em outras metodologias, um exemplo prático é a metodologia ka</text:span><text:span text:style-name="T13">n</text:span><text:span text:style-name="T10">ba</text:span><text:span text:style-name="T13">n</text:span><text:span text:style-name="T10">. Vejamos as metodologias citadas de forma a compreender suas principais características, formas de aplicação e como as remixar. </text:span></text:p>
      <text:p text:style-name="P14"/>
      <text:p text:style-name="P9"><text:span text:style-name="T6">O Scrum é </text:span><text:span text:style-name="T11">um</text:span><text:span text:style-name="T6">a metodologia de desenvolvimento ágil que se concentra principalmente sobre como gerenciar tarefas dentro de um ambiente de desenvolvimento baseado em equipes. </text:span><text:span text:style-name="T78">A popularidade do Scrum decorre de sua relativa simplicidade de implementação </text:span><text:span text:style-name="T80">e facilitação na gestão</text:span><text:span text:style-name="T78">. </text:span><text:span text:style-name="T80">O</text:span><text:span text:style-name="T78">s projetos são divididos em ciclos, geralmente mensais, chamados de Sprints. </text:span><text:span text:style-name="T80">Um sprint representa uma tarefa que está sendo executada, seu ciclo pode durar entre uma semana ou um mês. E ao final de cada sprint a parte implementada é um produto entreg</text:span><text:span text:style-name="T87">á</text:span><text:span text:style-name="T80">vel ao cliente</text:span><text:span text:style-name="T78">. </text:span><text:span text:style-name="T81">As atividades a sere</text:span><text:span text:style-name="T87">m</text:span><text:span text:style-name="T81"> implementadas em cada sprint está presente em uma lista denominada de</text:span><text:span text:style-name="T78"> Product Backlog, que</text:span><text:span text:style-name="T81"> </text:span><text:span text:style-name="T78">é um conjunto de prioridades de requisitos de alto nível definidos pelo Product Owner. </text:span><text:span text:style-name="T82">O product Owner é em muitos casos o dono do projeto ou cliente, ele é a pessoa que mais entende sobre o projeto, por que é dele que sai toda e qualquer demanda ou mudanças. Algumas atividades são elencadas como, Sprint Planning Meeting, </text:span><text:span text:style-name="T83">reunião mensal utilizada para planejar o Product Backlog, estão present</text:span><text:span text:style-name="T87">e</text:span><text:span text:style-name="T83">s tanto o Scrum Master, Time de desenvolvimento quanto o Product Owner, outra reunião, porém de </text:span><text:soft-page-break/><text:span text:style-name="T83">caráter</text:span><text:span text:style-name="T82"> diári</text:span><text:span text:style-name="T83">o</text:span><text:span text:style-name="T82"> são as Daily Scrum, </text:span><text:span text:style-name="T83">está</text:span><text:span text:style-name="T82"> reunião </text:span><text:span text:style-name="T83">visa</text:span><text:span text:style-name="T82"> trocar conhecimento e informações geradas no dia anterior, como identificar as dificuldades e elencar as prioridades recentes, </text:span><text:span text:style-name="T83">p</text:span><text:span text:style-name="T82">articipam </text:span><text:span text:style-name="T83">desta reunião o Scrum Master e o Time de desenvolvimento. O </text:span><text:span text:style-name="T87">S</text:span><text:span text:style-name="T83">crum </text:span><text:span text:style-name="T87">M</text:span><text:span text:style-name="T83">arter é um mediador entre o Time e o Product Owner, não necessariamente precisa ser um gerente do projeto. </text:span><text:span text:style-name="T84">Por fim, as duas últimas atividades são o S</text:span><text:span text:style-name="T85">print</text:span><text:span text:style-name="T84"> Review, uma reunião para rever o que foi ou não foi construído e a Scrum Re</text:span><text:span text:style-name="T87">t</text:span><text:span text:style-name="T84">r</text:span><text:span text:style-name="T87">o</text:span><text:span text:style-name="T84">spective </text:span><text:span text:style-name="T85">que verifica o que deu certo e o que pode ser melhorado para a próxima sprint ou novo.</text:span></text:p>
      <text:p text:style-name="P6"><text:span text:style-name="T31">Também criado na década de 1990, o eXtreme Programming, chamado de XP, é um método ágil com foco no desenvolvimento de softwares com base em três pilares: agilidade no desenvolvimento da solução, economia de recursos e qualidade do produto final. Para chegar à excelência, uma equipe XP deve se basear em valores, isto é, um contrato de atitudes e comportamentos que levam ao sucesso. </text:span><text:span text:style-name="T32">Os valores do XP são: Comunicação, Simplicidade, Feedback, Coragem e Respeito. A</text:span><text:span text:style-name="T33"> </text:span><text:span text:style-name="T32">C</text:span><text:span text:style-name="T33">omunicação, </text:span><text:span text:style-name="T32">entre clientes e equipe ela deve ser constante. Simplicidade, assegurando que a equipe se concentre em fazer, primeiro, apenas aquilo que é claramente necessário. Feedback, permite encurtar ao máximo a defasagem de tempo entre execução e o resultado observado, desenvolvedores procuram entregar novas funcionalidades no menor prazo possível, para que o cliente compreenda rapidamente as conseqüências daquilo que pediu. Coragem, </text:span><text:a xlink:type="simple" xlink:href="http://www.desenvolvimentoagil.com.br/xp" text:style-name="Internet_20_link" text:visited-style-name="Visited_20_Internet_20_Link">XP</text:a><text:span text:style-name="T43"> </text:span><text:span text:style-name="T32">não tem uma solução mágica para eliminar </text:span><text:span text:style-name="T34">determinados </text:span><text:span text:style-name="T32">risco, </text:span><text:span text:style-name="T34">equipes XP </text:span><text:span text:style-name="T32">acreditam que errar é natural e quebrar o que vinha funcionando pode acontecer eventualmente, </text:span><text:span text:style-name="T34">sendo assim</text:span><text:span text:style-name="T32"> procuram se adaptar a elas com segurança </text:span><text:span text:style-name="T34">e </text:span><text:span text:style-name="T32">confia</text:span><text:span text:style-name="T34">r</text:span><text:span text:style-name="T32"> em seus mecanismos como </text:span><text:a xlink:type="simple" xlink:href="http://www.desenvolvimentoagil.com.br/xp/praticas/tdd" text:style-name="Internet_20_link" text:visited-style-name="Visited_20_Internet_20_Link"><text:span text:style-name="T43">desenvolvimento orientado a testes</text:span></text:a><text:span text:style-name="T32">, </text:span><text:a xlink:type="simple" xlink:href="http://www.desenvolvimentoagil.com.br/xp/praticas/programacao_par" text:style-name="Internet_20_link" text:visited-style-name="Visited_20_Internet_20_Link">programação em par</text:a><text:span text:style-name="T43"> </text:span><text:span text:style-name="T32">e </text:span><text:a xlink:type="simple" xlink:href="http://www.desenvolvimentoagil.com.br/xp/praticas/integracao" text:style-name="Internet_20_link" text:visited-style-name="Visited_20_Internet_20_Link"><text:span text:style-name="T43">integração contínua</text:span></text:a><text:span text:style-name="T32">. </text:span><text:span text:style-name="T34">O ultimo valor é o Respeito, </text:span><text:span text:style-name="T32">uma equipe só se preocupa em comunicar-se melhor se, se importarem uns com os outros, </text:span><text:span text:style-name="T34">sendo um valor básico acima de todos os valores</text:span><text:span text:style-name="T32">. </text:span><text:span text:style-name="T34">XP é uma das metodologias mais focadas em testes de software, ela estimula além da programação em par o uso de técnicas de Desenvolvimento Guiado a Testes (TDD) e o uso de teste de integração no XP é quase que obrigatório, permitindo integrar as partes do software que está em produção. </text:span></text:p>
      <text:p text:style-name="P6"><text:span text:style-name="T34">Um primeiro parênteses levantado sobre a adaptabilidade das metodologias ágeis é a dupla, Scrum e XP </text:span><text:span text:style-name="Strong_20_Emphasis"><text:span text:style-name="T35">podem ser usados em conjunto</text:span></text:span><text:span text:style-name="T35">, adaptando o melhor de cada um às necessidades do projeto e da equipe. </text:span><text:span text:style-name="T36">Algumas práticas importantes como programação em par, reuniões </text:span><text:span text:style-name="T37">diárias </text:span><text:span text:style-name="T36">rápidas </text:span><text:span text:style-name="T37">(stand up meeting)</text:span><text:span text:style-name="T36">, sprints, product owner, </text:span><text:span text:style-name="T37">integração contínua, entregas constantes</text:span><text:span text:style-name="T36">, ou seja, habilidades </text:span><text:span text:style-name="T37">on</text:span><text:span text:style-name="T36">de </text:span><text:span text:style-name="T37">uma</text:span><text:span text:style-name="T36"> pode complementar a outra.</text:span></text:p>
      <text:p text:style-name="P8"><text:span text:style-name="T58">A metodologia </text:span><text:span text:style-name="T62">Desenvolvimento de Software Adaptativo </text:span><text:span text:style-name="T63">(</text:span><text:span text:style-name="T59">Adaptive Software Development </text:span><text:span text:style-name="T58">- </text:span><text:span text:style-name="T59">ASD), é uma técnica para o desenvolvimento de softwares complexos, </text:span><text:span text:style-name="T58">e </text:span><text:span text:style-name="T60">concentra-se na </text:span><text:span text:style-name="T64">colaboração humana </text:span><text:span text:style-name="T60">e na </text:span><text:span text:style-name="T64">auto-organização</text:span><text:span text:style-name="T60">. </text:span><text:span text:style-name="T61">Esta dobradinha </text:span><text:span text:style-name="T60">aparece quando agentes independentes cooperam para criar resultados.</text:span><text:span text:style-name="T54"> </text:span><text:span text:style-name="T55">Est</text:span><text:span text:style-name="T57">a</text:span><text:span text:style-name="T55"> metodologia tem por característica se</text:span><text:span text:style-name="T57">r</text:span><text:span text:style-name="T55"> incremental e interativa, para suporte a sistemas grandes e complexos, e mantém o cliente </text:span><text:soft-page-break/><text:span text:style-name="T55">sempre presente. Cada iteração do ciclo de desenvolvimento é chamada de missão, que pode mudar ao longo do projeto, </text:span><text:span text:style-name="T57">ser </text:span><text:span text:style-name="T55">orientado a componentes o desenvolvimento ideal é sempre </text:span><text:span text:style-name="T57">de </text:span><text:span text:style-name="T55">pequenas partes. </text:span><text:span text:style-name="T56">A ASD tem prazos fixados</text:span><text:span text:style-name="T55"> </text:span><text:span text:style-name="T56">e</text:span><text:span text:style-name="T55"> tangíveis, forçando que a equipe defina severame</text:span><text:span text:style-name="T57">n</text:span><text:span text:style-name="T55">te decisões do projeto logo cedo, </text:span><text:span text:style-name="T56">principalmente por ser tolerante a mudanças e todos os itens que são considerados de alto risco tem seu desenvolvimento priorizado.</text:span></text:p>
      <text:p text:style-name="P7"><text:span text:style-name="T44">Com foco em administração da produção, a metodologia Ka</text:span><text:span text:style-name="T50">n</text:span><text:span text:style-name="T44">ban foi originalmente criada </text:span><text:span text:style-name="T45">n</text:span><text:span text:style-name="T44">a Toyota, com a intenção de encontrar melhoria</text:span><text:span text:style-name="T46">s</text:span><text:span text:style-name="T44"> que mantivesse um alto nível d</text:span><text:span text:style-name="T46">a</text:span><text:span text:style-name="T44"> produção. </text:span><text:span text:style-name="T46">O seu objetivo é aumentar a eficiência da produção e </text:span><text:span text:style-name="T44">otimizar seus sistemas de movimentação, produção, realização de tarefas e conclusão de demandas. </text:span><text:span text:style-name="T47">A implementação do ka</text:span><text:span text:style-name="T50">n</text:span><text:span text:style-name="T47">ban é simples, sendo necessário apenas um quadro dividido em </text:span><text:span text:style-name="T48">colunas (a fazer, feita, testada, integrada, concluíd</text:span><text:span text:style-name="T50">a</text:span><text:span text:style-name="T48">)</text:span><text:span text:style-name="T47"> e cartões identificadores (post-its) </text:span><text:span text:style-name="T48">para cada tarefa</text:span><text:span text:style-name="T47">. </text:span><text:span text:style-name="T49">Cada cartão <text:s/>identifica uma tarefa </text:span><text:span text:style-name="T65">que </text:span><text:span text:style-name="T66">está pronta para entrar </text:span><text:span text:style-name="T67">no quadro na primeira coluna e a medida que o fluxo segue, </text:span><text:span text:style-name="T69">o objetivo é levar o cartão até</text:span><text:span text:style-name="T67"> chegar na coluna “Concluíd</text:span><text:span text:style-name="T69">a</text:span><text:span text:style-name="T67">”. </text:span><text:span text:style-name="Strong_20_Emphasis"><text:span text:style-name="T53">Kanban</text:span></text:span><text:span text:style-name="Strong_20_Emphasis"><text:span text:style-name="T77"> </text:span></text:span><text:span text:style-name="T74">implementa conceitos da Teoria das Restrições procurando identificar e administrar restrições que limitam a performance do sistema. </text:span><text:span text:style-name="T75">O</text:span><text:span text:style-name="T74"> sistema relaciona a capacidade ao número de cartões que podem ser colocados em circulação, </text:span><text:span text:style-name="T75">evitando criar gargalos comuns, como </text:span><text:span text:style-name="T76">problemas</text:span><text:span text:style-name="T67"> no</text:span><text:span text:style-name="T68">s</text:span><text:span text:style-name="T67"> teste ou na integração. </text:span><text:span text:style-name="T71">Este</text:span><text:span text:style-name="T70"> método <text:s/>a cada ano ganha mais destaque na indústria de TI, pois promove a melhoria contínua no processo de trabalho de muitas equipes de empresas das mais variadas áreas de negócio e tamanho. </text:span><text:span text:style-name="T71">Da mesma forma que XP e Scrum podem ser complementares, </text:span><text:span text:style-name="T70">equipes </text:span><text:span text:style-name="T71">de</text:span><text:span text:style-name="T70"> SCRUM, também têm enxergado bastante valor na forma como </text:span><text:span text:style-name="T71">o Kamban</text:span><text:span text:style-name="T70"> pode ser associada à gestão do trabalho.</text:span></text:p>
      <text:p text:style-name="P15"><text:span text:style-name="T71">Podemos concluir que o Manifesto Ágil é um marco na Engenharia de Software, bem como a aplicação de métodos ágeis vem crescendo de forma muito rápida. </text:span><text:span text:style-name="T72">Como já visto, o</text:span><text:span text:style-name="T71">s métodos ágeis podem ser aplicados em diversos ramos diferentes. </text:span><text:span text:style-name="T72">Seu caráter adaptativo permit</text:span><text:span text:style-name="T73">e</text:span><text:span text:style-name="T72"> remixar várias metodologias para melhorar um processo, produto </text:span><text:span text:style-name="T73">ou</text:span><text:span text:style-name="T72"> tarefa, afim</text:span><text:span text:style-name="T71"> de acelerar processos produtivos </text:span><text:span text:style-name="T72">mantendo padrão de qualidade e produtividade</text:span><text:span text:style-name="T71"> por meio de métodos ágeis. </text:span><text:span text:style-name="T72">Essa característica determina que as metodologias ágeis sejam evolutivas, e sempre se renovem.</text:span></text:p>
      <text:p text:style-name="P15"><text:span text:style-name="T72"/></text:p>
      <text:p text:style-name="P15"><text:span text:style-name="T72"/></text:p>
      <text:p text:style-name="P16"><text:span text:style-name="T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class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41:32.135081573</meta:creation-date>
    <dc:date>2019-02-07T09:29:47.456584973</dc:date>
    <meta:editing-duration>PT6H2M40S</meta:editing-duration>
    <meta:editing-cycles>8</meta:editing-cycles>
    <meta:generator>LibreOffice/5.2.3.3$MacOSX_X86_64 LibreOffice_project/d54a8868f08a7b39642414cf2c8ef2f228f780cf</meta:generator>
    <meta:document-statistic meta:table-count="0" meta:image-count="0" meta:object-count="0" meta:page-count="4" meta:paragraph-count="11" meta:word-count="1784" meta:character-count="11657" meta:non-whitespace-character-count="9873"/>
  </office:meta>
</office:document-meta>
</file>